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8A076B0DA32BADFAA0.png" manifest:media-type="image/png"/>
  <manifest:file-entry manifest:full-path="Pictures/1000020100000294000001736C1BDC37B3E66023.png" manifest:media-type="image/png"/>
  <manifest:file-entry manifest:full-path="Pictures/10000201000004D8000002BB5F2AE72FC1F0DD2C.png" manifest:media-type="image/png"/>
  <manifest:file-entry manifest:full-path="Pictures/10000201000003E00000019E27E2856E6237DD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355cm, 0cm, 1.563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85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323cm, 1.55cm, 0.827cm, 2.975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18pt" style:font-size-complex="18pt"/>
    </style:style>
    <style:style style:name="P3" style:family="paragraph">
      <loext:graphic-properties draw:fill="none" draw:fill-color="#ffffff"/>
      <style:text-properties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792cm" svg:height="11.331cm" svg:x="12.3cm" svg:y="15.8cm">
          <draw:image xlink:href="Pictures/10000201000003E00000019E27E2856E6237DD13.png" xlink:type="simple" xlink:show="embed" xlink:actuate="onLoad">
            <text:p/>
          </draw:image>
        </draw:frame>
        <draw:frame draw:style-name="gr2" draw:text-style-name="P1" draw:layer="layout" svg:width="19.589cm" svg:height="11.042cm" svg:x="-4.089cm" svg:y="16.1cm">
          <draw:image xlink:href="Pictures/10000201000004D8000002BB5F2AE72FC1F0DD2C.png" xlink:type="simple" xlink:show="embed" xlink:actuate="onLoad">
            <text:p/>
          </draw:image>
        </draw:frame>
        <draw:frame draw:style-name="gr3" draw:text-style-name="P1" draw:layer="layout" svg:width="21.882cm" svg:height="10.6cm" svg:x="11.118cm" svg:y="5.7cm">
          <draw:image xlink:href="Pictures/1000020100000294000001736C1BDC37B3E66023.png" xlink:type="simple" xlink:show="embed" xlink:actuate="onLoad">
            <text:p/>
          </draw:image>
        </draw:frame>
        <draw:frame draw:style-name="gr4" draw:text-style-name="P1" draw:layer="layout" svg:width="17.3cm" svg:height="10.699cm" svg:x="-4.1cm" svg:y="5.6cm">
          <draw:image xlink:href="Pictures/10000201000004000000028A076B0DA32BADFAA0.png" xlink:type="simple" xlink:show="embed" xlink:actuate="onLoad">
            <text:p/>
          </draw:image>
        </draw:frame>
        <draw:frame draw:style-name="gr5" draw:text-style-name="P3" draw:layer="layout" svg:width="2.6cm" svg:height="2.1cm" svg:x="-3.8cm" svg:y="5.8cm">
          <draw:text-box>
            <text:p text:style-name="P2"><text:span text:style-name="T1">a)</text:span></text:p>
          </draw:text-box>
        </draw:frame>
        <draw:frame draw:style-name="gr5" draw:text-style-name="P3" draw:layer="layout" svg:width="2.6cm" svg:height="2.1cm" svg:x="13.3cm" svg:y="5.8cm">
          <draw:text-box>
            <text:p text:style-name="P2"><text:span text:style-name="T1">b)</text:span></text:p>
          </draw:text-box>
        </draw:frame>
        <draw:frame draw:style-name="gr5" draw:text-style-name="P3" draw:layer="layout" svg:width="2.6cm" svg:height="2.1cm" svg:x="-3.8cm" svg:y="24.8cm">
          <draw:text-box>
            <text:p text:style-name="P2"><text:span text:style-name="T1">c)</text:span></text:p>
          </draw:text-box>
        </draw:frame>
        <draw:frame draw:style-name="gr5" draw:text-style-name="P3" draw:layer="layout" svg:width="2.6cm" svg:height="2.1cm" svg:x="15.7cm" svg:y="19.4cm">
          <draw:text-box>
            <text:p text:style-name="P2"><text:span text:style-name="T1">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5T23:27:31.611179410</meta:creation-date>
    <dc:date>2021-06-26T01:14:43.618948851</dc:date>
    <meta:editing-duration>PT1H26M39S</meta:editing-duration>
    <meta:editing-cycles>4</meta:editing-cycles>
    <meta:generator>LibreOffice/5.1.6.2$Linux_X86_64 LibreOffice_project/10m0$Build-2</meta:generator>
    <meta:document-statistic meta:object-count="8"/>
  </office:meta>
</office:document-meta>
</file>